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81" officeooo:paragraph-rsid="001e2881"/>
    </style:style>
    <style:style style:name="P2" style:family="paragraph" style:parent-style-name="Standard" style:list-style-name="L1">
      <style:text-properties officeooo:paragraph-rsid="0021e414"/>
    </style:style>
    <style:style style:name="P3" style:family="paragraph" style:parent-style-name="Standard" style:list-style-name="L1">
      <style:text-properties officeooo:rsid="001f2eb6" officeooo:paragraph-rsid="001f2eb6"/>
    </style:style>
    <style:style style:name="P4" style:family="paragraph" style:parent-style-name="Standard" style:list-style-name="L1">
      <style:text-properties officeooo:rsid="001e2881" officeooo:paragraph-rsid="001e2881"/>
    </style:style>
    <style:style style:name="P5" style:family="paragraph" style:parent-style-name="Standard" style:list-style-name="L1">
      <style:text-properties officeooo:rsid="0021e414" officeooo:paragraph-rsid="0021e414"/>
    </style:style>
    <style:style style:name="P6" style:family="paragraph" style:parent-style-name="Standard" style:list-style-name="L1">
      <style:text-properties officeooo:rsid="002310ca" officeooo:paragraph-rsid="002310ca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f2eb6" officeooo:paragraph-rsid="001f2eb6" style:font-weight-asian="bold" style:font-weight-complex="bold"/>
    </style:style>
    <style:style style:name="P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310ca" officeooo:paragraph-rsid="002310ca" style:font-weight-asian="bold" style:font-weight-complex="bold"/>
    </style:style>
    <style:style style:name="P9" style:family="paragraph" style:parent-style-name="Standard" style:list-style-name="L1">
      <style:text-properties officeooo:rsid="0023d360" officeooo:paragraph-rsid="0023d360"/>
    </style:style>
    <style:style style:name="T1" style:family="text">
      <style:text-properties officeooo:rsid="002310ca"/>
    </style:style>
    <style:style style:name="T2" style:family="text">
      <style:text-properties officeooo:rsid="0023d360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culture peut-elle être porteuse de valeurs universelles ?</text:p>
      <text:p text:style-name="P1"/>
      <text:p text:style-name="P1"/>
      <text:p text:style-name="P1"/>
      <text:p text:style-name="Standard">//</text:p>
      <text:p text:style-name="Standard">//</text:p>
      <text:p text:style-name="Standard"/>
      <text:p text:style-name="Standard">//</text:p>
      <text:p text:style-name="Standard"/>
      <text:p text:style-name="Standard"/>
      <text:p text:style-name="Standard"/>
      <text:p text:style-name="P1">Plan</text:p>
      <text:list xml:id="list5991797265734355923" text:style-name="L1">
        <text:list-item>
          <text:p text:style-name="P7">Une culture ne peut être porteuse de valeurs universelles</text:p>
          <text:list>
            <text:list-item>
              <text:p text:style-name="P4">Il y a une grande pluralité de mœurs, de manières de voir les choses </text:p>
              <text:p text:style-name="P3">Quelque chose peut être bien pour une culture et mal pour une autre </text:p>
              <text:list>
                <text:list-item>
                  <text:p text:style-name="P4">Il y a des sociétés africaines qui pratiquent et approuvent l’excision, et il existe des associations qui veulent abolir cette pratique </text:p>
                </text:list-item>
              </text:list>
            </text:list-item>
            <text:list-item>
              <text:p text:style-name="P3">à supposer qu’il y ait certaines valeurs communément partagées, elles sont extrêmement rares, et même là, leur traduction peut choquer certains</text:p>
              <text:list>
                <text:list-item>
                  <text:p text:style-name="P3">Le respect aux morts est universellement reconnu, mais il existe certaines façons de l’appliquer qui peuvent paraître choquantes </text:p>
                </text:list-item>
              </text:list>
            </text:list-item>
            <text:list-item>
              <text:p text:style-name="P5">La condamnation des crimes peut sembler cruelle pour certaines sociétés </text:p>
              <text:list>
                <text:list-item>
                  <text:p text:style-name="P2"><text:span text:style-name="T1">En Arabie-saoudite, la lapidation pour adultère est toujours valable, </text:span></text:p>
                  <text:list>
                    <text:list-header>
                      <text:p text:style-name="P5"><text:span text:style-name="T1">l</text:span>a décapitation, l’amputation pour vol </text:p>
                    </text:list-header>
                  </text:list>
                </text:list-item>
              </text:list>
            </text:list-item>
            <text:list-item>
              <text:p text:style-name="P6">Les valeurs naissent et se développent dans le temps </text:p>
            </text:list-item>
          </text:list>
          <text:p text:style-name="P6"/>
        </text:list-item>
        <text:list-item>
          <text:p text:style-name="P8">Une culture peut être porteuse de valeurs universelles </text:p>
          <text:list>
            <text:list-item>
              <text:p text:style-name="P6">Une culture va condamner une pratique, et ce sera le cas dans toutes les cultures </text:p>
              <text:list>
                <text:list-item>
                  <text:p text:style-name="P6">Toutes les sociétés prohibent l’inceste au degré de parenté le plus proche </text:p>
                  <text:list>
                    <text:list-header>
                      <text:p text:style-name="P6">Objection : </text:p>
                      <text:list>
                        <text:list-header>
                          <text:p text:style-name="P6">Est-ce vraiment d’origine culturelle, ou est-ce que ce n’est pas à cause des malformations ? </text:p>
                        </text:list-header>
                      </text:list>
                    </text:list-header>
                  </text:list>
                </text:list-item>
                <text:list-item>
                  <text:p text:style-name="P6">Aucune culture ne valorise la malhonnêteté, la fraude, la tricherie </text:p>
                </text:list-item>
              </text:list>
            </text:list-item>
            <text:list-item>
              <text:p text:style-name="P6">La distinction entre deux types d’universalité </text:p>
              <text:list>
                <text:list-header>
                  <text:p text:style-name="P6">L’universalité en fait : ce qu’on constate </text:p>
                  <text:p text:style-name="P6">L’universalité de droit : ce qui <text:span text:style-name="T2">devrait s’appliquer </text:span></text:p>
                  <text:list>
                    <text:list-header>
                      <text:p text:style-name="P9">Une culture peut être porteuse de valeurs en droit universel mais pas en fait </text:p>
                    </text:list-header>
                  </text:list>
                </text:list-header>
              </text:list>
            </text:list-item>
            <text:list-item>
              <text:p text:style-name="P9">//</text:p>
            </text:list-item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57:01.940000000</meta:creation-date>
    <dc:date>2019-03-14T11:16:19.702000000</dc:date>
    <meta:editing-duration>PT9M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7" meta:word-count="261" meta:character-count="1539" meta:non-whitespace-character-count="1307"/>
  </office:meta>
</office:document-meta>
</file>